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6.46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Valeur=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RSS non groupé - Finess PMSI permettant la transmission sur e-PM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Finess géographique rattaché au finess PM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7 - Valeur 000 pour le régime général. A prendre sur l’attestation de droits ou la prise en charge pour autres régimes si pré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Numéro d'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2 CP 40 - N° attribué par l'établissement - Changement position dans 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2S CP 63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CP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1</text:p>
          </table:table-cell>
          <table:table-cell office:value-type="string" calcext:value-type="string">
            <text:p>DA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B 49 Modification liée au format de la date (JJMMAAAA) - ATTENTION : format différent de la norme B2 (8 car. demandé contre 6 car. norme B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1</text:p>
          </table:table-cell>
          <table:table-cell office:value-type="string" calcext:value-type="string">
            <text:p>QA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B 55 - Un enregistrement de type 4B doit comporter au moins un ac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1</text:p>
          </table:table-cell>
          <table:table-cell office:value-type="string" calcext:value-type="string">
            <text:p>CA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2</text:p>
          </table:table-cell>
          <table:table-cell office:value-type="string" calcext:value-type="string">
            <text:p>DA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65 Modification liée au format de la date (JJMMAAAA) - ATTENTION : format différent de la norme B2 (8 car. demandé contre 6 car. norme B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2</text:p>
          </table:table-cell>
          <table:table-cell office:value-type="string" calcext:value-type="string">
            <text:p>QA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B 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2</text:p>
          </table:table-cell>
          <table:table-cell office:value-type="string" calcext:value-type="string">
            <text:p>CA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3</text:p>
          </table:table-cell>
          <table:table-cell office:value-type="string" calcext:value-type="string">
            <text:p>DA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81 Modification liée au format de la date (JJMMAAAA) - ATTENTION : format différent de la norme B2 (8 car. demandé contre 6 car. norme B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3</text:p>
          </table:table-cell>
          <table:table-cell office:value-type="string" calcext:value-type="string">
            <text:p>QA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B 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3</text:p>
          </table:table-cell>
          <table:table-cell office:value-type="string" calcext:value-type="string">
            <text:p>CA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4</text:p>
          </table:table-cell>
          <table:table-cell office:value-type="string" calcext:value-type="string">
            <text:p>DA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97 Modification liée au format de la date (JJMMAAAA) - ATTENTION : format différent de la norme B2 (8 car. demandé contre 6 car. norme B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4</text:p>
          </table:table-cell>
          <table:table-cell office:value-type="string" calcext:value-type="string">
            <text:p>QA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B 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4</text:p>
          </table:table-cell>
          <table:table-cell office:value-type="string" calcext:value-type="string">
            <text:p>CA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5</text:p>
          </table:table-cell>
          <table:table-cell office:value-type="string" calcext:value-type="string">
            <text:p>DA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13 Modification liée au format de la date (JJMMAAAA) - ATTENTION : format différent de la norme B2 (8 car. demandé contre 6 car. norme B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5</text:p>
          </table:table-cell>
          <table:table-cell office:value-type="string" calcext:value-type="string">
            <text:p>QA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table:style-name="ce2" office:value-type="string" calcext:value-type="string">
            <text:p>Type 4 B 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5</text:p>
          </table:table-cell>
          <table:table-cell office:value-type="string" calcext:value-type="string">
            <text:p>CA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office:value-type="string" calcext:value-type="string">
            <text:p>Numéro de facture</text:p>
          </table:table-cell>
          <table:table-cell office:value-type="string" calcext:value-type="string">
            <text:p>NFACT</text:p>
          </table:table-cell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Droite/Zéro</text:p>
          </table:table-cell>
          <table:table-cell office:value-type="string" calcext:value-type="string">
            <text:p>Type 2 CP 30 - N° attribué par le partenaire de santé. Il ne doit pas y avoir de N° en double, durant la période à déterminer avec l'assurance maladie. Le numéro de la facture doit etre différent de zéro. 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267cm" svg:y="15.51cm" draw:caption-point-x="0cm" draw:caption-point-y="0.106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4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lications" table:style-name="ta1">
        <table:table-column table:style-name="co12" table:default-cell-style-name="Default"/>
        <table:table-row table:style-name="ro1">
          <table:table-cell office:value-type="string" calcext:value-type="string">
            <text:p>Infos du RSFL, prises sur le fichier des formats du PMSI distribué par l'ATI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a saisie a été faite à partir du rsface2018l.ods et les différences ajoutées à la main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e format est applicable à partir de M03 2023</text:p>
          </table:table-cell>
        </table:table-row>
        <table:table-row table:style-name="ro2">
          <table:table-cell/>
        </table:table-row>
        <table:table-row table:style-name="ro1">
          <table:table-cell/>
        </table:table-row>
      </table:table>
      <table:table table:name="sql" table:style-name="ta1">
        <office:forms form:automatic-focus="false" form:apply-design-mode="false"/>
        <table:table-column table:style-name="co12" table:number-columns-repeated="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chell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typesql</text:p>
          </table:table-cell>
          <table:table-cell office:value-type="string" calcext:value-type="string">
            <text:p>sql</text:p>
          </table:table-cell>
        </table:table-row>
        <table:table-row table:style-name="ro1">
          <table:table-cell table:formula="of:=[champs.C2]" office:value-type="string" office:string-value="TENR" calcext:value-type="string">
            <text:p>TENR</text:p>
          </table:table-cell>
          <table:table-cell table:formula="of:=[champs.D2]" office:value-type="float" office:value="1" calcext:value-type="float">
            <text:p>1</text:p>
          </table:table-cell>
          <table:table-cell table:number-columns-repeated="2"/>
          <table:table-cell table:formula="of:=[champs.I2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2];&quot; &quot;;[.F2];&quot;(&quot;;[.B2];&quot;), --&quot;;[champs.B2];&quot; &quot;;[champs.K2])" office:value-type="string" office:string-value="TENR VARCHAR(1), --Type d'enregistrement NA Valeur=L" calcext:value-type="string">
            <text:p>TENR VARCHAR(1), --Type d'enregistrement NA Valeur=L</text:p>
          </table:table-cell>
        </table:table-row>
        <table:table-row table:style-name="ro1">
          <table:table-cell table:formula="of:=[champs.C3]" office:value-type="string" office:string-value="FINESS" calcext:value-type="string">
            <text:p>FINESS</text:p>
          </table:table-cell>
          <table:table-cell table:formula="of:=[champs.D3]" office:value-type="float" office:value="9" calcext:value-type="float">
            <text:p>9</text:p>
          </table:table-cell>
          <table:table-cell table:number-columns-repeated="2"/>
          <table:table-cell table:formula="of:=[champs.I3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3];&quot; &quot;;[.F3];&quot;(&quot;;[.B3];&quot;), --&quot;;[champs.B3];&quot; &quot;;[champs.K3])" office:value-type="string" office:string-value="FINESS VARCHAR(9), --Numéro FINESS d’inscription ePMSI RSS non groupé - Finess PMSI permettant la transmission sur e-PMSI" calcext:value-type="string">
            <text:p>FINESS VARCHAR(9), --Numéro FINESS d’inscription ePMSI RSS non groupé - Finess PMSI permettant la transmission sur e-PMSI</text:p>
          </table:table-cell>
        </table:table-row>
        <table:table-row table:style-name="ro1">
          <table:table-cell table:formula="of:=[champs.C4]" office:value-type="string" office:string-value="FINESG" calcext:value-type="string">
            <text:p>FINESG</text:p>
          </table:table-cell>
          <table:table-cell table:formula="of:=[champs.D4]" office:value-type="float" office:value="9" calcext:value-type="float">
            <text:p>9</text:p>
          </table:table-cell>
          <table:table-cell table:number-columns-repeated="2"/>
          <table:table-cell table:formula="of:=[champs.I4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4];&quot; &quot;;[.F4];&quot;(&quot;;[.B4];&quot;), --&quot;;[champs.B4];&quot; &quot;;[champs.K4])" office:value-type="string" office:string-value="FINESG VARCHAR(9), --Numéro FINESS géographique Finess géographique rattaché au finess PMSI" calcext:value-type="string">
            <text:p>FINESG VARCHAR(9), --Numéro FINESS géographique Finess géographique rattaché au finess PMSI</text:p>
          </table:table-cell>
        </table:table-row>
        <table:table-row table:style-name="ro1">
          <table:table-cell table:formula="of:=[champs.C5]" office:value-type="string" office:string-value="NIA" calcext:value-type="string">
            <text:p>NIA</text:p>
          </table:table-cell>
          <table:table-cell table:formula="of:=[champs.D5]" office:value-type="float" office:value="13" calcext:value-type="float">
            <text:p>13</text:p>
          </table:table-cell>
          <table:table-cell table:number-columns-repeated="2"/>
          <table:table-cell table:formula="of:=[champs.I5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5];&quot; &quot;;[.F5];&quot;(&quot;;[.B5];&quot;), --&quot;;[champs.B5];&quot; &quot;;[champs.K5])" office:value-type="string" office:string-value="NIA VARCHAR(13), --N° immatriculation assuré Type 2 CP 12" calcext:value-type="string">
            <text:p>NIA VARCHAR(13), --N° immatriculation assuré Type 2 CP 12</text:p>
          </table:table-cell>
        </table:table-row>
        <table:table-row table:style-name="ro1">
          <table:table-cell table:formula="of:=[champs.C6]" office:value-type="string" office:string-value="CNI" calcext:value-type="string">
            <text:p>CNI</text:p>
          </table:table-cell>
          <table:table-cell table:formula="of:=[champs.D6]" office:value-type="float" office:value="2" calcext:value-type="float">
            <text:p>2</text:p>
          </table:table-cell>
          <table:table-cell table:number-columns-repeated="2"/>
          <table:table-cell table:formula="of:=[champs.I6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6];&quot; &quot;;[.F6];&quot;(&quot;;[.B6];&quot;), --&quot;;[champs.B6];&quot; &quot;;[champs.K6])" office:value-type="string" office:string-value="CNI NUMERIC(2), --Clé du n° immatriculation Type 2 CP 25" calcext:value-type="string">
            <text:p>CNI NUMERIC(2), --Clé du n° immatriculation Type 2 CP 25</text:p>
          </table:table-cell>
        </table:table-row>
        <table:table-row table:style-name="ro1">
          <table:table-cell table:formula="of:=[champs.C7]" office:value-type="string" office:string-value="RGB" calcext:value-type="string">
            <text:p>RGB</text:p>
          </table:table-cell>
          <table:table-cell table:formula="of:=[champs.D7]" office:value-type="float" office:value="3" calcext:value-type="float">
            <text:p>3</text:p>
          </table:table-cell>
          <table:table-cell table:number-columns-repeated="2"/>
          <table:table-cell table:formula="of:=[champs.I7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7];&quot; &quot;;[.F7];&quot;(&quot;;[.B7];&quot;), --&quot;;[champs.B7];&quot; &quot;;[champs.K7])" office:value-type="string" office:string-value="RGB NUMERIC(3), --Rang de bénéficiaire Type 2 CP 27 - Valeur 000 pour le régime général. A prendre sur l’attestation de droits ou la prise en charge pour autres régimes si présent" calcext:value-type="string">
            <text:p>RGB NUMERIC(3), --Rang de bénéficiaire Type 2 CP 27 - Valeur 000 pour le régime général. A prendre sur l’attestation de droits ou la prise en charge pour autres régimes si présent</text:p>
          </table:table-cell>
        </table:table-row>
        <table:table-row table:style-name="ro1">
          <table:table-cell table:formula="of:=[champs.C8]" office:value-type="string" office:string-value="NENT" calcext:value-type="string">
            <text:p>NENT</text:p>
          </table:table-cell>
          <table:table-cell table:formula="of:=[champs.D8]" office:value-type="float" office:value="9" calcext:value-type="float">
            <text:p>9</text:p>
          </table:table-cell>
          <table:table-cell table:number-columns-repeated="2"/>
          <table:table-cell table:formula="of:=[champs.I8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8];&quot; &quot;;[.F8];&quot;(&quot;;[.B8];&quot;), --&quot;;[champs.B8];&quot; &quot;;[champs.K8])" office:value-type="string" office:string-value="NENT NUMERIC(9), --Numéro d'entrée Type 2 CP 40 - N° attribué par l'établissement - Changement position dans le format" calcext:value-type="string">
            <text:p>NENT NUMERIC(9), --Numéro d'entrée Type 2 CP 40 - N° attribué par l'établissement - Changement position dans le format</text:p>
          </table:table-cell>
        </table:table-row>
        <table:table-row table:style-name="ro1">
          <table:table-cell table:formula="of:=[champs.C9]" office:value-type="string" office:string-value="NII" calcext:value-type="string">
            <text:p>NII</text:p>
          </table:table-cell>
          <table:table-cell table:formula="of:=[champs.D9]" office:value-type="float" office:value="13" calcext:value-type="float">
            <text:p>13</text:p>
          </table:table-cell>
          <table:table-cell table:number-columns-repeated="2"/>
          <table:table-cell table:formula="of:=[champs.I9]" office:value-type="string" office:string-value="A" calcext:value-type="string">
            <text:p>A</text:p>
          </table:table-cell>
          <table:table-cell office:value-type="string" calcext:value-type="string">
            <text:p>VARCHAR</text:p>
          </table:table-cell>
          <table:table-cell table:formula="of:=CONCATENATE([.A9];&quot; &quot;;[.F9];&quot;(&quot;;[.B9];&quot;), --&quot;;[champs.B9];&quot; &quot;;[champs.K9])" office:value-type="string" office:string-value="NII VARCHAR(13), --N° immatriculation individuel Type 2S CP 50 A renseigner si l’information est présente sur la carte Vitale, l’attestation de droits ou la prise en charge." calcext:value-type="string">
            <text:p>NII VARCHAR(13), --N° immatriculation individuel Type 2S CP 50 A renseigner si l’information est présente sur la carte Vitale, l’attestation de droits ou la prise en charge.</text:p>
          </table:table-cell>
        </table:table-row>
        <table:table-row table:style-name="ro1">
          <table:table-cell table:formula="of:=[champs.C10]" office:value-type="string" office:string-value="CNII" calcext:value-type="string">
            <text:p>CNII</text:p>
          </table:table-cell>
          <table:table-cell table:formula="of:=[champs.D10]" office:value-type="float" office:value="2" calcext:value-type="float">
            <text:p>2</text:p>
          </table:table-cell>
          <table:table-cell table:number-columns-repeated="2"/>
          <table:table-cell table:formula="of:=[champs.I10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0];&quot; &quot;;[.F10];&quot;(&quot;;[.B10];&quot;), --&quot;;[champs.B10];&quot; &quot;;[champs.K10])" office:value-type="string" office:string-value="CNII NUMERIC(2), --Clé du n° immatriculation individuel Type 2S CP 63 A prendre sur le même support que le n° immatriculation. Clé à contrôler après la saisie, cf. annexe 5 de la norme B2" calcext:value-type="string">
            <text:p>CNII NUMERIC(2), --Clé du n° immatriculation individuel Type 2S CP 63 A prendre sur le même support que le n° immatriculation. Clé à contrôler après la saisie, cf. annexe 5 de la norme B2</text:p>
          </table:table-cell>
        </table:table-row>
        <table:table-row table:style-name="ro1">
          <table:table-cell table:formula="of:=[champs.C11]" office:value-type="string" office:string-value="MTT" calcext:value-type="string">
            <text:p>MTT</text:p>
          </table:table-cell>
          <table:table-cell table:formula="of:=[champs.D11]" office:value-type="float" office:value="2" calcext:value-type="float">
            <text:p>2</text:p>
          </table:table-cell>
          <table:table-cell table:number-columns-repeated="2"/>
          <table:table-cell table:formula="of:=[champs.I11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1];&quot; &quot;;[.F11];&quot;(&quot;;[.B11];&quot;), --&quot;;[champs.B11];&quot; &quot;;[champs.K11])" office:value-type="string" office:string-value="MTT NUMERIC(2), --Mode de traitement Type 4 CP 39" calcext:value-type="string">
            <text:p>MTT NUMERIC(2), --Mode de traitement Type 4 CP 39</text:p>
          </table:table-cell>
        </table:table-row>
        <table:table-row table:style-name="ro1">
          <table:table-cell table:formula="of:=[champs.C12]" office:value-type="string" office:string-value="DPR" calcext:value-type="string">
            <text:p>DPR</text:p>
          </table:table-cell>
          <table:table-cell table:formula="of:=[champs.D12]" office:value-type="float" office:value="3" calcext:value-type="float">
            <text:p>3</text:p>
          </table:table-cell>
          <table:table-cell table:number-columns-repeated="2"/>
          <table:table-cell table:formula="of:=[champs.I12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2];&quot; &quot;;[.F12];&quot;(&quot;;[.B12];&quot;), --&quot;;[champs.B12];&quot; &quot;;[champs.K12])" office:value-type="string" office:string-value="DPR NUMERIC(3), --Discipline de prestation (ex DMT) Type 4 CP 41" calcext:value-type="string">
            <text:p>DPR NUMERIC(3), --Discipline de prestation (ex DMT) Type 4 CP 41</text:p>
          </table:table-cell>
        </table:table-row>
        <table:table-row table:style-name="ro1">
          <table:table-cell table:formula="of:=[champs.C13]" office:value-type="string" office:string-value="DA1" calcext:value-type="string">
            <text:p>DA1</text:p>
          </table:table-cell>
          <table:table-cell table:formula="of:=[champs.D13]" office:value-type="float" office:value="8" calcext:value-type="float">
            <text:p>8</text:p>
          </table:table-cell>
          <table:table-cell table:number-columns-repeated="2"/>
          <table:table-cell table:formula="of:=[champs.I13]" office:value-type="string" office:string-value="D" calcext:value-type="string">
            <text:p>D</text:p>
          </table:table-cell>
          <table:table-cell office:value-type="string" calcext:value-type="string">
            <text:p>DATE</text:p>
          </table:table-cell>
          <table:table-cell table:formula="of:=CONCATENATE([.A13];&quot; &quot;;[.F13];&quot;, --&quot;;[champs.B13];&quot; &quot;;[champs.K13])" office:value-type="string" office:string-value="DA1 DATE, --Date de l'acte 1 Type 4 B 49 Modification liée au format de la date (JJMMAAAA) - ATTENTION : format différent de la norme B2 (8 car. demandé contre 6 car. norme B2)" calcext:value-type="string">
            <text:p>DA1 DATE, --Date de l'acte 1 Type 4 B 49 Modification liée au format de la date (JJMMAAAA) - ATTENTION : format différent de la norme B2 (8 car. demandé contre 6 car. norme B2)</text:p>
          </table:table-cell>
        </table:table-row>
        <table:table-row table:style-name="ro1">
          <table:table-cell table:formula="of:=[champs.C14]" office:value-type="string" office:string-value="QA1" calcext:value-type="string">
            <text:p>QA1</text:p>
          </table:table-cell>
          <table:table-cell table:formula="of:=[champs.D14]" office:value-type="float" office:value="2" calcext:value-type="float">
            <text:p>2</text:p>
          </table:table-cell>
          <table:table-cell table:number-columns-repeated="2"/>
          <table:table-cell table:formula="of:=[champs.I14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4];&quot; &quot;;[.F14];&quot;(&quot;;[.B14];&quot;), --&quot;;[champs.B14];&quot; &quot;;[champs.K14])" office:value-type="string" office:string-value="QA1 NUMERIC(2), --Quantité acte 1 Type 4 B 55 - Un enregistrement de type 4B doit comporter au moins un acte" calcext:value-type="string">
            <text:p>QA1 NUMERIC(2), --Quantité acte 1 Type 4 B 55 - Un enregistrement de type 4B doit comporter au moins un acte</text:p>
          </table:table-cell>
        </table:table-row>
        <table:table-row table:style-name="ro1">
          <table:table-cell table:formula="of:=[champs.C15]" office:value-type="string" office:string-value="CA1" calcext:value-type="string">
            <text:p>CA1</text:p>
          </table:table-cell>
          <table:table-cell table:formula="of:=[champs.D15]" office:value-type="float" office:value="8" calcext:value-type="float">
            <text:p>8</text:p>
          </table:table-cell>
          <table:table-cell table:number-columns-repeated="2"/>
          <table:table-cell table:formula="of:=[champs.I15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5];&quot; &quot;;[.F15];&quot;(&quot;;[.B15];&quot;), --&quot;;[champs.B15];&quot; &quot;;[champs.K15])" office:value-type="string" office:string-value="CA1 NUMERIC(8), --Code acte 1 Type 4 B 57" calcext:value-type="string">
            <text:p>CA1 NUMERIC(8), --Code acte 1 Type 4 B 57</text:p>
          </table:table-cell>
        </table:table-row>
        <table:table-row table:style-name="ro1">
          <table:table-cell table:formula="of:=[champs.C16]" office:value-type="string" office:string-value="DA2" calcext:value-type="string">
            <text:p>DA2</text:p>
          </table:table-cell>
          <table:table-cell table:formula="of:=[champs.D16]" office:value-type="float" office:value="8" calcext:value-type="float">
            <text:p>8</text:p>
          </table:table-cell>
          <table:table-cell table:number-columns-repeated="2"/>
          <table:table-cell table:formula="of:=[champs.I16]" office:value-type="string" office:string-value="D" calcext:value-type="string">
            <text:p>D</text:p>
          </table:table-cell>
          <table:table-cell office:value-type="string" calcext:value-type="string">
            <text:p>DATE</text:p>
          </table:table-cell>
          <table:table-cell table:formula="of:=CONCATENATE([.A16];&quot; &quot;;[.F16];&quot;, --&quot;;[champs.B16];&quot; &quot;;[champs.K16])" office:value-type="string" office:string-value="DA2 DATE, --Date de l'acte 2 Type 4 B 65 Modification liée au format de la date (JJMMAAAA) - ATTENTION : format différent de la norme B2 (8 car. demandé contre 6 car. norme B2)" calcext:value-type="string">
            <text:p>DA2 DATE, --Date de l'acte 2 Type 4 B 65 Modification liée au format de la date (JJMMAAAA) - ATTENTION : format différent de la norme B2 (8 car. demandé contre 6 car. norme B2)</text:p>
          </table:table-cell>
        </table:table-row>
        <table:table-row table:style-name="ro1">
          <table:table-cell table:formula="of:=[champs.C17]" office:value-type="string" office:string-value="QA2" calcext:value-type="string">
            <text:p>QA2</text:p>
          </table:table-cell>
          <table:table-cell table:formula="of:=[champs.D17]" office:value-type="float" office:value="2" calcext:value-type="float">
            <text:p>2</text:p>
          </table:table-cell>
          <table:table-cell table:number-columns-repeated="2"/>
          <table:table-cell table:formula="of:=[champs.I17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7];&quot; &quot;;[.F17];&quot;(&quot;;[.B17];&quot;), --&quot;;[champs.B17];&quot; &quot;;[champs.K17])" office:value-type="string" office:string-value="QA2 NUMERIC(2), --Quantité acte 2 Type 4 B 71" calcext:value-type="string">
            <text:p>QA2 NUMERIC(2), --Quantité acte 2 Type 4 B 71</text:p>
          </table:table-cell>
        </table:table-row>
        <table:table-row table:style-name="ro1">
          <table:table-cell table:formula="of:=[champs.C18]" office:value-type="string" office:string-value="CA2" calcext:value-type="string">
            <text:p>CA2</text:p>
          </table:table-cell>
          <table:table-cell table:formula="of:=[champs.D18]" office:value-type="float" office:value="8" calcext:value-type="float">
            <text:p>8</text:p>
          </table:table-cell>
          <table:table-cell table:number-columns-repeated="2"/>
          <table:table-cell table:formula="of:=[champs.I18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18];&quot; &quot;;[.F18];&quot;(&quot;;[.B18];&quot;), --&quot;;[champs.B18];&quot; &quot;;[champs.K18])" office:value-type="string" office:string-value="CA2 NUMERIC(8), --Code acte 2 Type 4 B 73" calcext:value-type="string">
            <text:p>CA2 NUMERIC(8), --Code acte 2 Type 4 B 73</text:p>
          </table:table-cell>
        </table:table-row>
        <table:table-row table:style-name="ro1">
          <table:table-cell table:formula="of:=[champs.C19]" office:value-type="string" office:string-value="DA3" calcext:value-type="string">
            <text:p>DA3</text:p>
          </table:table-cell>
          <table:table-cell table:formula="of:=[champs.D19]" office:value-type="float" office:value="8" calcext:value-type="float">
            <text:p>8</text:p>
          </table:table-cell>
          <table:table-cell table:number-columns-repeated="2"/>
          <table:table-cell table:formula="of:=[champs.I19]" office:value-type="string" office:string-value="D" calcext:value-type="string">
            <text:p>D</text:p>
          </table:table-cell>
          <table:table-cell office:value-type="string" calcext:value-type="string">
            <text:p>DATE</text:p>
          </table:table-cell>
          <table:table-cell table:formula="of:=CONCATENATE([.A19];&quot; &quot;;[.F19];&quot;, --&quot;;[champs.B19];&quot; &quot;;[champs.K19])" office:value-type="string" office:string-value="DA3 DATE, --Date de l'acte 3 Type 4 B 81 Modification liée au format de la date (JJMMAAAA) - ATTENTION : format différent de la norme B2 (8 car. demandé contre 6 car. norme B2)" calcext:value-type="string">
            <text:p>DA3 DATE, --Date de l'acte 3 Type 4 B 81 Modification liée au format de la date (JJMMAAAA) - ATTENTION : format différent de la norme B2 (8 car. demandé contre 6 car. norme B2)</text:p>
          </table:table-cell>
        </table:table-row>
        <table:table-row table:style-name="ro1">
          <table:table-cell table:formula="of:=[champs.C20]" office:value-type="string" office:string-value="QA3" calcext:value-type="string">
            <text:p>QA3</text:p>
          </table:table-cell>
          <table:table-cell table:formula="of:=[champs.D20]" office:value-type="float" office:value="2" calcext:value-type="float">
            <text:p>2</text:p>
          </table:table-cell>
          <table:table-cell table:number-columns-repeated="2"/>
          <table:table-cell table:formula="of:=[champs.I20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0];&quot; &quot;;[.F20];&quot;(&quot;;[.B20];&quot;), --&quot;;[champs.B20];&quot; &quot;;[champs.K20])" office:value-type="string" office:string-value="QA3 NUMERIC(2), --Quantité acte 3 Type 4 B 87" calcext:value-type="string">
            <text:p>QA3 NUMERIC(2), --Quantité acte 3 Type 4 B 87</text:p>
          </table:table-cell>
        </table:table-row>
        <table:table-row table:style-name="ro1">
          <table:table-cell table:formula="of:=[champs.C21]" office:value-type="string" office:string-value="CA3" calcext:value-type="string">
            <text:p>CA3</text:p>
          </table:table-cell>
          <table:table-cell table:formula="of:=[champs.D21]" office:value-type="float" office:value="8" calcext:value-type="float">
            <text:p>8</text:p>
          </table:table-cell>
          <table:table-cell table:number-columns-repeated="2"/>
          <table:table-cell table:formula="of:=[champs.I21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1];&quot; &quot;;[.F21];&quot;(&quot;;[.B21];&quot;), --&quot;;[champs.B21];&quot; &quot;;[champs.K21])" office:value-type="string" office:string-value="CA3 NUMERIC(8), --Code acte 3 Type 4 B 89" calcext:value-type="string">
            <text:p>CA3 NUMERIC(8), --Code acte 3 Type 4 B 89</text:p>
          </table:table-cell>
        </table:table-row>
        <table:table-row table:style-name="ro1">
          <table:table-cell table:formula="of:=[champs.C22]" office:value-type="string" office:string-value="DA4" calcext:value-type="string">
            <text:p>DA4</text:p>
          </table:table-cell>
          <table:table-cell table:formula="of:=[champs.D22]" office:value-type="float" office:value="8" calcext:value-type="float">
            <text:p>8</text:p>
          </table:table-cell>
          <table:table-cell table:number-columns-repeated="2"/>
          <table:table-cell table:formula="of:=[champs.I22]" office:value-type="string" office:string-value="D" calcext:value-type="string">
            <text:p>D</text:p>
          </table:table-cell>
          <table:table-cell office:value-type="string" calcext:value-type="string">
            <text:p>DATE</text:p>
          </table:table-cell>
          <table:table-cell table:formula="of:=CONCATENATE([.A22];&quot; &quot;;[.F22];&quot;, --&quot;;[champs.B22];&quot; &quot;;[champs.K22])" office:value-type="string" office:string-value="DA4 DATE, --Date de l'acte 4 Type 4 B 97 Modification liée au format de la date (JJMMAAAA) - ATTENTION : format différent de la norme B2 (8 car. demandé contre 6 car. norme B2)" calcext:value-type="string">
            <text:p>DA4 DATE, --Date de l'acte 4 Type 4 B 97 Modification liée au format de la date (JJMMAAAA) - ATTENTION : format différent de la norme B2 (8 car. demandé contre 6 car. norme B2)</text:p>
          </table:table-cell>
        </table:table-row>
        <table:table-row table:style-name="ro1">
          <table:table-cell table:formula="of:=[champs.C23]" office:value-type="string" office:string-value="QA4" calcext:value-type="string">
            <text:p>QA4</text:p>
          </table:table-cell>
          <table:table-cell table:formula="of:=[champs.D23]" office:value-type="float" office:value="2" calcext:value-type="float">
            <text:p>2</text:p>
          </table:table-cell>
          <table:table-cell table:number-columns-repeated="2"/>
          <table:table-cell table:formula="of:=[champs.I23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3];&quot; &quot;;[.F23];&quot;(&quot;;[.B23];&quot;), --&quot;;[champs.B23];&quot; &quot;;[champs.K23])" office:value-type="string" office:string-value="QA4 NUMERIC(2), --Quantité acte 4 Type 4 B 103" calcext:value-type="string">
            <text:p>QA4 NUMERIC(2), --Quantité acte 4 Type 4 B 103</text:p>
          </table:table-cell>
        </table:table-row>
        <table:table-row table:style-name="ro1">
          <table:table-cell table:formula="of:=[champs.C24]" office:value-type="string" office:string-value="CA4" calcext:value-type="string">
            <text:p>CA4</text:p>
          </table:table-cell>
          <table:table-cell table:formula="of:=[champs.D24]" office:value-type="float" office:value="8" calcext:value-type="float">
            <text:p>8</text:p>
          </table:table-cell>
          <table:table-cell table:number-columns-repeated="2"/>
          <table:table-cell table:formula="of:=[champs.I24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4];&quot; &quot;;[.F24];&quot;(&quot;;[.B24];&quot;), --&quot;;[champs.B24];&quot; &quot;;[champs.K24])" office:value-type="string" office:string-value="CA4 NUMERIC(8), --Code acte 4 Type 4 B 105" calcext:value-type="string">
            <text:p>CA4 NUMERIC(8), --Code acte 4 Type 4 B 105</text:p>
          </table:table-cell>
        </table:table-row>
        <table:table-row table:style-name="ro1">
          <table:table-cell table:formula="of:=[champs.C25]" office:value-type="string" office:string-value="DA5" calcext:value-type="string">
            <text:p>DA5</text:p>
          </table:table-cell>
          <table:table-cell table:formula="of:=[champs.D25]" office:value-type="float" office:value="8" calcext:value-type="float">
            <text:p>8</text:p>
          </table:table-cell>
          <table:table-cell table:number-columns-repeated="2"/>
          <table:table-cell table:formula="of:=[champs.I25]" office:value-type="string" office:string-value="D" calcext:value-type="string">
            <text:p>D</text:p>
          </table:table-cell>
          <table:table-cell office:value-type="string" calcext:value-type="string">
            <text:p>DATE</text:p>
          </table:table-cell>
          <table:table-cell table:formula="of:=CONCATENATE([.A25];&quot; &quot;;[.F25];&quot;, --&quot;;[champs.B25];&quot; &quot;;[champs.K25])" office:value-type="string" office:string-value="DA5 DATE, --Date de l'acte 5 Type 4 B 113 Modification liée au format de la date (JJMMAAAA) - ATTENTION : format différent de la norme B2 (8 car. demandé contre 6 car. norme B2)" calcext:value-type="string">
            <text:p>DA5 DATE, --Date de l'acte 5 Type 4 B 113 Modification liée au format de la date (JJMMAAAA) - ATTENTION : format différent de la norme B2 (8 car. demandé contre 6 car. norme B2)</text:p>
          </table:table-cell>
        </table:table-row>
        <table:table-row table:style-name="ro1">
          <table:table-cell table:formula="of:=[champs.C26]" office:value-type="string" office:string-value="QA5" calcext:value-type="string">
            <text:p>QA5</text:p>
          </table:table-cell>
          <table:table-cell table:formula="of:=[champs.D26]" office:value-type="float" office:value="2" calcext:value-type="float">
            <text:p>2</text:p>
          </table:table-cell>
          <table:table-cell table:number-columns-repeated="2"/>
          <table:table-cell table:formula="of:=[champs.I26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6];&quot; &quot;;[.F26];&quot;(&quot;;[.B26];&quot;), --&quot;;[champs.B26];&quot; &quot;;[champs.K26])" office:value-type="string" office:string-value="QA5 NUMERIC(2), --Quantité acte 5 Type 4 B 119" calcext:value-type="string">
            <text:p>QA5 NUMERIC(2), --Quantité acte 5 Type 4 B 119</text:p>
          </table:table-cell>
        </table:table-row>
        <table:table-row table:style-name="ro1">
          <table:table-cell table:formula="of:=[champs.C27]" office:value-type="string" office:string-value="CA5" calcext:value-type="string">
            <text:p>CA5</text:p>
          </table:table-cell>
          <table:table-cell table:formula="of:=[champs.D27]" office:value-type="float" office:value="8" calcext:value-type="float">
            <text:p>8</text:p>
          </table:table-cell>
          <table:table-cell table:number-columns-repeated="2"/>
          <table:table-cell table:formula="of:=[champs.I27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7];&quot; &quot;;[.F27];&quot;(&quot;;[.B27];&quot;), --&quot;;[champs.B27];&quot; &quot;;[champs.K27])" office:value-type="string" office:string-value="CA5 NUMERIC(8), --Code acte 5 Type 4 B 121" calcext:value-type="string">
            <text:p>CA5 NUMERIC(8), --Code acte 5 Type 4 B 121</text:p>
          </table:table-cell>
        </table:table-row>
        <table:table-row table:style-name="ro1">
          <table:table-cell table:formula="of:=[champs.C28]" office:value-type="string" office:string-value="NFACT" calcext:value-type="string">
            <text:p>NFACT</text:p>
          </table:table-cell>
          <table:table-cell table:formula="of:=[champs.D28]" office:value-type="float" office:value="9" calcext:value-type="float">
            <text:p>9</text:p>
          </table:table-cell>
          <table:table-cell table:number-columns-repeated="2"/>
          <table:table-cell table:formula="of:=[champs.I28]" office:value-type="string" office:string-value="N" calcext:value-type="string">
            <text:p>N</text:p>
          </table:table-cell>
          <table:table-cell office:value-type="string" calcext:value-type="string">
            <text:p>NUMERIC</text:p>
          </table:table-cell>
          <table:table-cell table:formula="of:=CONCATENATE([.A28];&quot; &quot;;[.F28];&quot;(&quot;;[.B28];&quot;), --&quot;;[champs.B28];&quot; &quot;;[champs.K28])" office:value-type="string" office:string-value="NFACT NUMERIC(9), --Numéro de facture Type 2 CP 30 - N° attribué par le partenaire de santé. Il ne doit pas y avoir de N° en double, durant la période à déterminer avec l'assurance maladie. Le numéro de la facture doit etre différent de zéro. " calcext:value-type="string">
            <text:p>NFACT NUMERIC(9), --Numéro de facture Type 2 CP 30 - N° attribué par le partenaire de santé. Il ne doit pas y avoir de N° en double, durant la période à déterminer avec l'assurance maladie. Le numéro de la facture doit etre différent de zéro.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scientific-number number:decimal-places="1" number:min-integer-digits="1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4">00/00/0000</text:date>, <text:time style:data-style-name="N2" text:time-value="12:00:58.6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2" style:display-name="PageStyle_Feuil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1" style:display-name="PageStyle_Feuil1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2" style:display-name="PageStyle_Feuil1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3" style:display-name="PageStyle_Feuil1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4" style:display-name="PageStyle_Feuil1 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4-09-04T14:31:58.777000000</dc:date>
    <meta:editing-duration>PT5H35M35S</meta:editing-duration>
    <meta:editing-cycles>49</meta:editing-cycles>
    <meta:document-statistic meta:table-count="3" meta:cell-count="457" meta:object-count="0"/>
  </office:meta>
</office:document-meta>
</file>